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</style:style>
    <style:style style:name="P2" style:family="paragraph" style:parent-style-name="Text_20_body">
      <style:paragraph-properties fo:line-height="110%" fo:text-align="end" style:justify-single-word="false" fo:padding="0.049cm" fo:border="0.088cm solid #000080" style:shadow="none" style:writing-mode="rl-tb"/>
    </style:style>
    <style:style style:name="P3" style:family="paragraph" style:parent-style-name="Text_20_body">
      <style:paragraph-properties fo:line-height="110%" fo:text-align="end" style:justify-single-word="false" fo:padding="0.049cm" fo:border="0.088cm solid #800000" style:shadow="none" style:writing-mode="rl-tb"/>
    </style:style>
    <style:style style:name="P4" style:family="paragraph" style:parent-style-name="Text_20_body">
      <style:paragraph-properties fo:line-height="110%" fo:text-align="end" style:justify-single-word="false" fo:padding="0.049cm" fo:border="0.088cm solid #008000" style:shadow="none" style:writing-mode="rl-tb"/>
    </style:style>
    <style:style style:name="P5" style:family="paragraph" style:parent-style-name="Text_20_body">
      <style:paragraph-properties fo:line-height="110%" fo:text-align="end" style:justify-single-word="false" fo:padding="0.049cm" fo:border="0.088cm solid #008080" style:shadow="none" style:writing-mode="rl-tb"/>
    </style:style>
    <style:style style:name="P6" style:family="paragraph" style:parent-style-name="Text_20_body">
      <style:paragraph-properties fo:line-height="110%" fo:text-align="end" style:justify-single-word="false" fo:padding="0.049cm" fo:border="0.088cm solid #0000ff" style:shadow="none" style:writing-mode="rl-tb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name-complex="Tahoma1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style:font-size-asian="14pt" style:font-name-complex="Tahoma1" style:font-size-complex="14pt" style:language-complex="he" style:country-complex="IL"/>
    </style:style>
    <style:style style:name="P9" style:family="paragraph" style:parent-style-name="Text_20_body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P10" style:family="paragraph" style:parent-style-name="Text_20_body" style:list-style-name="L1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P11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/>
    </style:style>
    <style:style style:name="P12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3" style:family="paragraph" style:parent-style-name="Text_20_body">
      <style:paragraph-properties fo:line-height="110%" fo:text-align="end" style:justify-single-word="false" fo:padding="0.049cm" fo:border="0.088cm solid #800080" style:shadow="none" style:writing-mode="rl-tb"/>
    </style:style>
    <style:style style:name="P14" style:family="paragraph" style:parent-style-name="Text_20_body">
      <style:paragraph-properties fo:line-height="110%" fo:text-align="end" style:justify-single-word="false" fo:padding="0.049cm" fo:border="0.088cm solid #808000" style:shadow="none" style:writing-mode="rl-tb"/>
    </style:style>
    <style:style style:name="P15" style:family="paragraph" style:parent-style-name="Heading_20_1">
      <style:paragraph-properties fo:line-height="110%" fo:text-align="end" style:justify-single-word="false" fo:padding="0.049cm" fo:border="0.088cm solid #800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6" style:family="paragraph" style:parent-style-name="Heading_20_1">
      <style:paragraph-properties fo:line-height="110%" fo:text-align="end" style:justify-single-word="false" fo:padding="0.049cm" fo:border="0.088cm solid #8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7" style:family="paragraph" style:parent-style-name="Heading_20_1">
      <style:paragraph-properties fo:text-align="end" style:justify-single-word="false" fo:break-before="column" fo:padding="0.049cm" fo:border="0.088cm solid #0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8" style:family="paragraph" style:parent-style-name="Heading_20_1">
      <style:paragraph-properties fo:line-height="110%" fo:text-align="end" style:justify-single-word="false" fo:padding="0.049cm" fo:border="0.088cm solid #008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9" style:family="paragraph" style:parent-style-name="Heading_20_1">
      <style:paragraph-properties fo:line-height="110%" fo:text-align="end" style:justify-single-word="false" fo:padding="0.049cm" fo:border="0.088cm solid #0000ff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line-height="110%" fo:text-align="end" style:justify-single-word="false" fo:padding="0.049cm" fo:border="0.088cm solid #808000" style:shadow="none" style:writing-mode="rl-tb"/>
    </style:style>
    <style:style style:name="T1" style:family="text">
      <style:text-properties style:font-size-complex="8.5pt" style:language-complex="he" style:country-complex="IL"/>
    </style:style>
    <style:style style:name="T2" style:family="text">
      <style:text-properties style:font-name="david" fo:font-size="14pt" fo:language="he" fo:country="IL"/>
    </style:style>
    <style:style style:name="T3" style:family="text">
      <style:text-properties style:font-name="david" fo:font-size="14pt" fo:language="he" fo:country="IL" style:font-name-complex="Tahoma1"/>
    </style:style>
    <style:style style:name="T4" style:family="text">
      <style:text-properties style:font-name="david" fo:font-size="14pt" fo:language="he" fo:country="IL" style:font-name-complex="Tahoma1" style:font-size-complex="13pt"/>
    </style:style>
    <style:style style:name="T5" style:family="text">
      <style:text-properties style:font-name="david" fo:font-size="14pt" fo:language="he" fo:country="IL" style:font-size-asian="14pt" style:font-name-complex="Tahoma1" style:font-size-complex="14pt"/>
    </style:style>
    <style:style style:name="T6" style:family="text">
      <style:text-properties style:font-name="david" fo:language="he" fo:country="IL" style:font-name-complex="Tahoma1"/>
    </style:style>
    <style:style style:name="T7" style:family="text">
      <style:text-properties style:font-name="david" fo:font-size="12pt" fo:language="he" fo:country="IL" style:font-size-asian="12pt" style:font-name-complex="Tahoma1" style:font-size-complex="12pt"/>
    </style:style>
    <style:style style:name="T8" style:family="text">
      <style:text-properties style:font-name-complex="david" style:font-size-complex="14pt" style:language-complex="he" style:country-complex="IL"/>
    </style:style>
    <style:style style:name="T9" style:family="text">
      <style:text-properties style:font-name-complex="times new roman" style:font-size-complex="14pt" style:language-complex="he" style:country-complex="IL"/>
    </style:style>
    <style:style style:name="T10" style:family="text">
      <style:text-properties fo:font-weight="bold" style:font-weight-asian="bold" style:font-name-complex="times new roman" style:font-size-complex="14pt" style:language-complex="he" style:country-complex="IL" style:font-weight-complex="bold"/>
    </style:style>
    <style:style style:name="T11" style:family="text">
      <style:text-properties fo:font-weight="bold" style:font-weight-asian="bold" style:font-size-complex="14pt" style:language-complex="he" style:country-complex="IL" style:font-weight-complex="bold"/>
    </style:style>
    <style:style style:name="T12" style:family="text">
      <style:text-properties fo:font-weight="bold" style:font-weight-asian="bold" style:font-name-complex="Tahoma1" style:font-size-complex="14pt" style:language-complex="he" style:country-complex="IL" style:font-weight-complex="bold"/>
    </style:style>
    <style:style style:name="T13" style:family="text">
      <style:text-properties fo:font-weight="bold" style:font-weight-asian="bold" style:font-name-complex="Tahoma1" style:font-size-complex="13pt" style:language-complex="he" style:country-complex="IL" style:font-weight-complex="bold"/>
    </style:style>
    <style:style style:name="T14" style:family="text">
      <style:text-properties fo:font-weight="bold" style:font-weight-asian="bold" style:font-name-complex="Tahoma1" style:language-complex="he" style:country-complex="IL" style:font-weight-complex="bold"/>
    </style:style>
    <style:style style:name="T15" style:family="text">
      <style:text-properties fo:font-weight="bold" style:font-weight-asian="bold" style:language-complex="he" style:country-complex="IL" style:font-weight-complex="bold"/>
    </style:style>
    <style:style style:name="T16" style:family="text">
      <style:text-properties fo:font-weight="normal" style:font-weight-asian="normal" style:font-name-complex="times new roman" style:font-size-complex="14pt" style:language-complex="he" style:country-complex="IL" style:font-weight-complex="normal"/>
    </style:style>
    <style:style style:name="T17" style:family="text">
      <style:text-properties fo:font-weight="normal" style:font-weight-asian="normal" style:font-size-complex="14pt" style:language-complex="he" style:country-complex="IL" style:font-weight-complex="normal"/>
    </style:style>
    <style:style style:name="T18" style:family="text">
      <style:text-properties fo:font-weight="normal" style:font-weight-asian="normal" style:font-name-complex="Tahoma1" style:font-size-complex="14pt" style:language-complex="he" style:country-complex="IL" style:font-weight-complex="normal"/>
    </style:style>
    <style:style style:name="T19" style:family="text">
      <style:text-properties fo:font-weight="normal" style:font-weight-asian="normal" style:font-name-complex="Tahoma1" style:font-size-complex="13pt" style:language-complex="he" style:country-complex="IL" style:font-weight-complex="normal"/>
    </style:style>
    <style:style style:name="T20" style:family="text">
      <style:text-properties fo:font-weight="normal" style:font-weight-asian="normal" style:font-name-complex="Tahoma1" style:language-complex="he" style:country-complex="IL" style:font-weight-complex="normal"/>
    </style:style>
    <style:style style:name="T21" style:family="text">
      <style:text-properties fo:font-weight="normal" style:font-weight-asian="normal" style:language-complex="he" style:country-complex="IL" style:font-weight-complex="normal"/>
    </style:style>
    <style:style style:name="T22" style:family="text">
      <style:text-properties style:font-size-complex="14pt"/>
    </style:style>
    <style:style style:name="T23" style:family="text">
      <style:text-properties style:font-size-complex="14pt" style:language-complex="he" style:country-complex="IL"/>
    </style:style>
    <style:style style:name="T24" style:family="text">
      <style:text-properties style:font-name-complex="Tahoma1"/>
    </style:style>
    <style:style style:name="T25" style:family="text">
      <style:text-properties style:font-name-complex="Tahoma1" style:font-size-complex="8.5pt" style:language-complex="he" style:country-complex="IL"/>
    </style:style>
    <style:style style:name="T26" style:family="text">
      <style:text-properties style:font-name-complex="Tahoma1" style:font-size-complex="14pt" style:language-complex="he" style:country-complex="IL"/>
    </style:style>
    <style:style style:name="T27" style:family="text">
      <style:text-properties style:font-name-complex="Tahoma1" style:font-size-complex="13pt"/>
    </style:style>
    <style:style style:name="T28" style:family="text">
      <style:text-properties style:font-name-complex="Tahoma1" style:font-size-complex="13pt" style:language-complex="he" style:country-complex="IL"/>
    </style:style>
    <style:style style:name="T29" style:family="text">
      <style:text-properties style:font-name-complex="Tahoma1" style:language-complex="he" style:country-complex="IL"/>
    </style:style>
    <style:style style:name="T30" style:family="text">
      <style:text-properties fo:font-size="14pt"/>
    </style:style>
    <style:style style:name="T31" style:family="text">
      <style:text-properties fo:font-size="14pt" style:font-size-asian="14pt" style:font-name-complex="Tahoma1" style:font-size-complex="14pt"/>
    </style:style>
    <style:style style:name="T32" style:family="text">
      <style:text-properties fo:font-size="14pt" style:font-size-asian="14pt" style:font-name-complex="Tahoma1" style:font-size-complex="14pt" style:language-complex="he" style:country-complex="IL"/>
    </style:style>
    <style:style style:name="T33" style:family="text">
      <style:text-properties style:font-size-asian="14pt"/>
    </style:style>
    <style:style style:name="T34" style:family="text">
      <style:text-properties style:language-complex="he" style:country-complex="I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style:font-size-asian="12pt" style:font-name-complex="Tahoma1" style:font-size-complex="12pt"/>
    </style:style>
    <style:style style:name="T37" style:family="text">
      <style:text-properties fo:font-size="12pt" style:font-size-asian="12pt" style:font-name-complex="Tahoma1" style:font-size-complex="12pt" style:language-complex="he" style:country-complex="IL"/>
    </style:style>
    <style:style style:name="T38" style:family="text">
      <style:text-properties fo:font-size="12pt" fo:font-weight="bold" style:font-size-asian="12pt" style:font-weight-asian="bold" style:font-name-complex="Tahoma1" style:font-size-complex="12pt" style:language-complex="he" style:country-complex="IL" style:font-weight-complex="bold"/>
    </style:style>
    <style:style style:name="T39" style:family="text">
      <style:text-properties fo:font-size="12pt" fo:font-weight="normal" style:font-size-asian="12pt" style:font-weight-asian="normal" style:font-name-complex="Tahoma1" style:font-size-complex="12pt" style:language-complex="he" style:country-complex="IL" style:font-weight-complex="normal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tyle="italic"/>
    </style:style>
    <style:style style:name="T42" style:family="text">
      <style:text-properties style:font-style-asian="italic"/>
    </style:style>
    <style:style style:name="T43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יום הזיכרון לנפטר</text:h>
      <text:p text:style-name="P8"><text:span text:style-name="T40"/></text:p>
      <text:p text:style-name="P8">לעילוי נשמת הנפטר, נוהגים לקרוא:</text:p>
      <text:list xml:id="list1656001211" text:style-name="L1">
        <text:list-item>
          <text:p text:style-name="P10">שמונה פרקי תהלים - קוראים בקול רם את הפסוק הראשון והאחרון, והשאר בלחש.</text:p>
        </text:list-item>
        <text:list-item>
          <text:p text:style-name="P10">שמונה פסוקים לכל אות של שם הנפטר, <text:s/>ולאותיות "נשמה".</text:p>
        </text:list-item>
        <text:list-item>
          <text:p text:style-name="P10">"אל מלא רחמים".</text:p>
        </text:list-item>
        <text:list-item>
          <text:p text:style-name="P10">"קדיש יתום".</text:p>
        </text:list-item>
      </text:list>
      <text:p text:style-name="P9"/>
      <text:h text:style-name="Heading_20_2" text:outline-level="2">תפילה כשנכנסים לבית הקברות</text:h>
      <text:p text:style-name="P7">בָּרוּךְ אַתָּה יְיָ אֱלֹהֵינוּ מֶלֶךְ הָעוֹלָם, </text:p>
      <text:p text:style-name="P7">אֲשֶׁר יָצַר אֶתְכֶם בַּדִּין,</text:p>
      <text:p text:style-name="P7">וְזָן וְכִלְכֵּל אֶתְכֶם בַּדִּין, </text:p>
      <text:p text:style-name="P7">וְהֵמִית אֶתְכֶם בַּדִּין, </text:p>
      <text:p text:style-name="P7">וְיוֹדֵעַ מִסְפַּר כֻּלְּכֶם בַּדִּין, </text:p>
      <text:p text:style-name="P7">וְהוּא עָתִיד לְהַחֲיוֹתְכֶם וּלְקַיֵּם אֶתְכֶם בַּדִּין, </text:p>
      <text:p text:style-name="P7">בָּרוּךְ אַתָּה יְיָ, מְחַיֵּה הַמֵּתִים.</text:p>
      <text:p text:style-name="P7"/>
      <text:h text:style-name="P17" text:outline-level="1">תהילים פרק לג</text:h>
      <text:p text:style-name="P2"><text:bookmark text:name="s1"/><text:span text:style-name="Q"><text:span text:style-name="T37">א</text:span></text:span><text:span text:style-name="T36">  </text:span><text:span text:style-name="T37">רַנְּנוּ צַדִּיקִים</text:span><text:span text:style-name="T7">, </text:span><text:span text:style-name="T37">בַּה</text:span><text:span text:style-name="T7">';    </text:span><text:span text:style-name="T37">לַיְשָׁרִים</text:span><text:span text:style-name="T7">, </text:span><text:span text:style-name="T37">נָאוָה תְהִלָּה</text:span><text:span text:style-name="T7">.</text:span><text:bookmark text:name="s2"/><text:span text:style-name="T7"><text:line-break/></text:span><text:span text:style-name="T37">ב</text:span><text:span text:style-name="T36">  </text:span><text:span text:style-name="T37">הודוּ לַה</text:span><text:span text:style-name="T7">' </text:span><text:span text:style-name="T37">בְּכִנּור</text:span><text:span text:style-name="T7">;    </text:span><text:span text:style-name="T37">בְּנֵבֶל עָשׂור</text:span><text:span text:style-name="T7">, </text:span><text:span text:style-name="T37">זַמְּרוּ</text:span><text:span text:style-name="T7">-</text:span><text:span text:style-name="T37">לו</text:span><text:span text:style-name="T7">.<text:line-break/></text:span><text:bookmark text:name="s3"/><text:span text:style-name="T37">ג</text:span><text:span text:style-name="T36">  </text:span><text:span text:style-name="T37">שִׁירוּ</text:span><text:span text:style-name="T7">-</text:span><text:span text:style-name="T37">לו</text:span><text:span text:style-name="T7">, </text:span><text:span text:style-name="T37">שִׁיר חָדָשׁ</text:span><text:span text:style-name="T7">;    </text:span><text:span text:style-name="T37">הֵיטִיבוּ נַגֵּן</text:span><text:span text:style-name="T7">, </text:span><text:span text:style-name="T37">בִּתְרוּעָה</text:span><text:span text:style-name="T7">.<text:line-break/></text:span><text:bookmark text:name="s4"/><text:span text:style-name="T37">ד</text:span><text:span text:style-name="T36">  </text:span><text:span text:style-name="T37">כִּי</text:span><text:span text:style-name="T7">-</text:span><text:span text:style-name="T37">יָשָׁר דְּבַר</text:span><text:span text:style-name="T7">-</text:span><text:span text:style-name="T37">ה</text:span><text:span text:style-name="T7">';    </text:span><text:span text:style-name="T37">וְכָל</text:span><text:span text:style-name="T7">-</text:span><text:span text:style-name="T37">מַעֲשֵׂהוּ</text:span><text:span text:style-name="T7">, </text:span><text:span text:style-name="T37">בֶּאֱמוּנָה</text:span><text:span text:style-name="T7">.<text:line-break/></text:span><text:bookmark text:name="s5"/><text:span text:style-name="T37">ה</text:span><text:span text:style-name="T36">  </text:span><text:span text:style-name="T37">אֹהֵב</text:span><text:span text:style-name="T7">, </text:span><text:span text:style-name="T37">צְדָקָה וּמִשְׁפָּט</text:span><text:span text:style-name="T7">;    </text:span><text:span text:style-name="T37">חֶסֶד ה</text:span><text:span text:style-name="T7">', </text:span><text:span text:style-name="T37">מָלְאָה הָאָרֶץ</text:span><text:span text:style-name="T7">.<text:line-break/></text:span><text:bookmark text:name="s6"/><text:span text:style-name="T37">ו</text:span><text:span text:style-name="T36">  </text:span><text:span text:style-name="T37">בִּדְבַר ה</text:span><text:span text:style-name="T7">', </text:span><text:span text:style-name="T37">שָׁמַיִם נַעֲשׂוּ</text:span><text:span text:style-name="T7">;    </text:span><text:span text:style-name="T37">וּבְרוּחַ פִּיו</text:span><text:span text:style-name="T7">, </text:span><text:span text:style-name="T37">כָּל</text:span><text:span text:style-name="T7">-</text:span><text:span text:style-name="T37">צְבָאָם</text:span><text:span text:style-name="T7">.<text:line-break/></text:span><text:bookmark text:name="s7"/><text:span text:style-name="T37">ז</text:span><text:span text:style-name="T36">  </text:span><text:span text:style-name="T37">כֹּנֵס כַּנֵּד</text:span><text:span text:style-name="T7">, </text:span><text:span text:style-name="T37">מֵי הַיָּם</text:span><text:span text:style-name="T7">;    </text:span><text:span text:style-name="T37">נֹתֵן בְּאוצָרות תְּהומות</text:span><text:span text:style-name="T7">.<text:line-break/></text:span><text:bookmark text:name="s8"/><text:span text:style-name="T37">ח</text:span><text:span text:style-name="T36">  </text:span><text:span text:style-name="T37">יִירְאוּ מֵה</text:span><text:span text:style-name="T7">', </text:span><text:span text:style-name="T37">כָּל</text:span><text:span text:style-name="T7">-</text:span><text:span text:style-name="T37">הָאָרֶץ</text:span><text:span text:style-name="T7">;    </text:span><text:span text:style-name="T37">מִמֶּנּוּ יָגוּרוּ</text:span><text:span text:style-name="T7">, </text:span><text:span text:style-name="T37">כָּל</text:span><text:span text:style-name="T7">-</text:span><text:span text:style-name="T37">יֹשְׁבֵי תֵבֵל</text:span><text:span text:style-name="T7">.<text:line-break/></text:span><text:bookmark text:name="s9"/><text:span text:style-name="T37">ט</text:span><text:span text:style-name="T36">  </text:span><text:span text:style-name="T37">כִּי הוּא אָמַר וַיֶּהִי</text:span><text:span text:style-name="T7">;    </text:span><text:span text:style-name="T37">הוּא</text:span><text:span text:style-name="T7">-</text:span><text:span text:style-name="T37">צִוָּה</text:span><text:span text:style-name="T7">, </text:span><text:span text:style-name="T37">וַיַּעֲמֹד</text:span><text:span text:style-name="T7">.<text:line-break/></text:span><text:bookmark text:name="s10"/><text:span text:style-name="T37">י</text:span><text:span text:style-name="T36">  </text:span><text:span text:style-name="T37">ה</text:span><text:span text:style-name="T7">', </text:span><text:span text:style-name="T37">הֵפִיר עֲצַת</text:span><text:span text:style-name="T7">-</text:span><text:span text:style-name="T37">גּויִם</text:span><text:span text:style-name="T7">;    </text:span><text:span text:style-name="T37">הֵנִיא</text:span><text:span text:style-name="T7">, </text:span><text:span text:style-name="T37">מַחְשְׁבות עַמִּים</text:span><text:span text:style-name="T7">.<text:line-break/></text:span><text:bookmark text:name="s11"/><text:span text:style-name="T37">יא</text:span><text:span text:style-name="T36">  </text:span><text:span text:style-name="T37">עֲצַת ה</text:span><text:span text:style-name="T7">', </text:span><text:span text:style-name="T37">לְעולָם תַּעֲמֹד</text:span><text:span text:style-name="T7">;    </text:span><text:span text:style-name="T37">מַחְשְׁבות לִבּו</text:span><text:span text:style-name="T7">, </text:span><text:span text:style-name="T37">לְדֹר וָדֹר</text:span><text:span text:style-name="T7">.<text:line-break/></text:span><text:bookmark text:name="s12"/><text:span text:style-name="T37">יב</text:span><text:span text:style-name="T36">  </text:span><text:span text:style-name="T37">אַשְׁרֵי הַגּוי</text:span><text:span text:style-name="T7">, </text:span><text:span text:style-name="T37">אֲשֶׁר</text:span><text:span text:style-name="T7">-</text:span><text:span text:style-name="T37">ה</text:span><text:span text:style-name="T7">' </text:span><text:span text:style-name="T37">אֱלֹהָיו</text:span><text:span text:style-name="T7">;    </text:span><text:span text:style-name="T37">הָעָם</text:span><text:span text:style-name="T7">, </text:span><text:span text:style-name="T37">בָּחַר לְנַחֲלָה לו</text:span><text:span text:style-name="T7">.<text:line-break/></text:span><text:bookmark text:name="s13"/><text:span text:style-name="T37">יג</text:span><text:span text:style-name="T36">  </text:span><text:span text:style-name="T37">מִשָּׁמַיִם</text:span><text:span text:style-name="T7">, </text:span><text:span text:style-name="T37">הִבִּיט ה</text:span><text:span text:style-name="T7">';    </text:span><text:span text:style-name="T37">רָאָה</text:span><text:span text:style-name="T7">, </text:span><text:span text:style-name="T37">אֶת</text:span><text:span text:style-name="T7">-</text:span><text:span text:style-name="T37">כָּל</text:span><text:span text:style-name="T7">-</text:span><text:span text:style-name="T37">בְּנֵי הָאָדָם</text:span><text:span text:style-name="T7">.<text:line-break/></text:span><text:bookmark text:name="s14"/><text:span text:style-name="T37">יד</text:span><text:span text:style-name="T36">  </text:span><text:span text:style-name="T37">מִמְּכון</text:span><text:span text:style-name="T7">-</text:span><text:span text:style-name="T37">שִׁבְתּו הִשְׁגִּיחַ</text:span><text:span text:style-name="T7">--    </text:span><text:span text:style-name="T37">אֶל כָּל</text:span><text:span text:style-name="T7">-</text:span><text:span text:style-name="T37">יֹשְׁבֵי הָאָרֶץ</text:span><text:span text:style-name="T7">.<text:line-break/></text:span><text:bookmark text:name="s15"/><text:span text:style-name="T37">טו</text:span><text:span text:style-name="T36">  </text:span><text:span text:style-name="T37">הַיֹּצֵר יַחַד לִבָּם</text:span><text:span text:style-name="T7">;    </text:span><text:span text:style-name="T37">הַמֵּבִין</text:span><text:span text:style-name="T7">, </text:span><text:span text:style-name="T37">אֶל</text:span><text:span text:style-name="T7">-</text:span><text:span text:style-name="T37">כָּל</text:span><text:span text:style-name="T7">-</text:span><text:span text:style-name="T37">מַעֲשֵׂיהֶם</text:span><text:span text:style-name="T7">.<text:line-break/></text:span><text:bookmark text:name="s16"/><text:span text:style-name="T37">טז</text:span><text:span text:style-name="T36">  </text:span><text:span text:style-name="T37">אֵין</text:span><text:span text:style-name="T7">-</text:span><text:span text:style-name="T37">הַמֶּלֶךְ</text:span><text:span text:style-name="T7">, </text:span><text:span text:style-name="T37">נושָׁע בְּרָב</text:span><text:span text:style-name="T7">-</text:span><text:span text:style-name="T37">חָיִל</text:span><text:span text:style-name="T7">;    </text:span><text:span text:style-name="T37">גִּבּור</text:span><text:span text:style-name="T7">, </text:span><text:span text:style-name="T37">לֹא</text:span><text:span text:style-name="T7">-</text:span><text:span text:style-name="T37">יִנָּצֵל בְּרָב</text:span><text:span text:style-name="T7">-</text:span><text:span text:style-name="T37">כֹּחַ</text:span><text:span text:style-name="T7">.<text:line-break/></text:span><text:bookmark text:name="s17"/><text:span text:style-name="T37">יז</text:span><text:span text:style-name="T36">  </text:span><text:span text:style-name="T37">שֶׁקֶר הַסּוּס</text:span><text:span text:style-name="T7">, </text:span><text:span text:style-name="T37">לִתְשׁוּעָה</text:span><text:span text:style-name="T7">;    </text:span><text:span text:style-name="T37">וּבְרֹב חֵילו</text:span><text:span text:style-name="T7">, </text:span><text:span text:style-name="T37">לֹא יְמַלֵּט</text:span><text:span text:style-name="T7">.<text:line-break/></text:span><text:bookmark text:name="s18"/><text:span text:style-name="T37">יח</text:span><text:span text:style-name="T36">  </text:span><text:span text:style-name="T37">הִנֵּה עֵין ה</text:span><text:span text:style-name="T7">', </text:span><text:span text:style-name="T37">אֶל</text:span><text:span text:style-name="T7">-</text:span><text:span text:style-name="T37">יְרֵאָיו</text:span><text:span text:style-name="T7">;    </text:span><text:span text:style-name="T37">לַמְיַחֲלִים לְחַסְדּו</text:span><text:span text:style-name="T7">.<text:line-break/></text:span><text:bookmark text:name="s19"/><text:span text:style-name="T37">יט</text:span><text:span text:style-name="T36">  </text:span><text:span text:style-name="T37">לְהַצִּיל מִמָּוֶת נַפְשָׁם</text:span><text:span text:style-name="T7">;    </text:span><text:span text:style-name="T37">וּלְחַיּותָם</text:span><text:span text:style-name="T7">, </text:span><text:span text:style-name="T37">בָּרָעָב</text:span><text:span text:style-name="T7">.<text:line-break/></text:span><text:bookmark text:name="s20"/><text:span text:style-name="T37">כ</text:span><text:span text:style-name="T36">  </text:span><text:span text:style-name="T37">נַפְשֵׁנוּ</text:span><text:span text:style-name="T7">, </text:span><text:span text:style-name="T37">חִכְּתָה לַה</text:span><text:span text:style-name="T7">';    </text:span><text:span text:style-name="T37">עֶזְרֵנוּ וּמָגִנֵּנוּ הוּא</text:span><text:span text:style-name="T7">.<text:line-break/></text:span><text:bookmark text:name="s21"/><text:span text:style-name="T37">כא</text:span><text:span text:style-name="T36">  </text:span><text:span text:style-name="T37">כִּי</text:span><text:span text:style-name="T7">-</text:span><text:span text:style-name="T37">בו</text:span><text:span text:style-name="T7">, </text:span><text:span text:style-name="T37">יִשְׂמַח לִבֵּנוּ</text:span><text:span text:style-name="T7">:    </text:span><text:span text:style-name="T37">כִּי בְשֵׁם קָדְשׁו בָטָחְנוּ</text:span><text:span text:style-name="T7">.<text:line-break/></text:span><text:bookmark text:name="s22"/><text:span text:style-name="T37">כב</text:span><text:span text:style-name="T36">  </text:span><text:span text:style-name="T37">יְהִי</text:span><text:span text:style-name="T7">-</text:span><text:span text:style-name="T37">חַסְדְּךָ ה</text:span><text:span text:style-name="T7">' </text:span><text:span text:style-name="T37">עָלֵינוּ</text:span><text:span text:style-name="T7">:    </text:span><text:span text:style-name="T37">כַּאֲשֶׁר</text:span><text:span text:style-name="T7">, </text:span><text:span text:style-name="T37">יִחַלְנוּ לָךְ</text:span><text:span text:style-name="T7">. </text:span></text:p>
      <text:h text:style-name="P15" text:outline-level="1">תהילים פרק טז</text:h>
      <text:p text:style-name="P3"><text:bookmark text:name="s110"/><text:span text:style-name="Q"><text:span text:style-name="T37">א</text:span></text:span><text:span text:style-name="T36">  </text:span><text:span text:style-name="T37">מִכְתָּם לְדָוִד</text:span><text:span text:style-name="T7">:    </text:span><text:span text:style-name="T37">שָׁמְרֵנִי אֵל</text:span><text:span text:style-name="T7">, </text:span><text:span text:style-name="T37">כִּי</text:span><text:span text:style-name="T7">-</text:span><text:span text:style-name="T37">חָסִיתִי בָךְ</text:span><text:span text:style-name="T7">.<text:line-break/></text:span><text:bookmark text:name="s23"/><text:span text:style-name="T37">ב</text:span><text:span text:style-name="T36">  </text:span><text:span text:style-name="T37">אָמַרְתְּ לַה</text:span><text:span text:style-name="T7">', </text:span><text:span text:style-name="T37">אֲדֹנָי אָתָּה</text:span><text:span text:style-name="T7">;    </text:span><text:span text:style-name="T37">טובָתִי</text:span><text:span text:style-name="T7">, </text:span><text:span text:style-name="T37">בַּל</text:span><text:span text:style-name="T7">-</text:span><text:span text:style-name="T37">עָלֶיךָ</text:span><text:span text:style-name="T7">.<text:line-break/></text:span><text:bookmark text:name="s31"/><text:span text:style-name="T37">ג</text:span><text:span text:style-name="T36">  </text:span><text:span text:style-name="T37">לִקְדושִׁים</text:span><text:span text:style-name="T7">, </text:span><text:span text:style-name="T37">אֲשֶׁר</text:span><text:span text:style-name="T7">-</text:span><text:span text:style-name="T37">בָּאָרֶץ הֵמָּה</text:span><text:span text:style-name="T7">;    </text:span><text:span text:style-name="T37">וְאַדִּירֵי</text:span><text:span text:style-name="T7">, </text:span><text:span text:style-name="T37">כָּל</text:span><text:span text:style-name="T7">-</text:span><text:span text:style-name="T37">חֶפְצִי</text:span><text:span text:style-name="T7">-</text:span><text:span text:style-name="T37">בָם</text:span><text:span text:style-name="T7">.<text:line-break/></text:span><text:bookmark text:name="s41"/><text:span text:style-name="T37">ד</text:span><text:span text:style-name="T36">  </text:span><text:span text:style-name="T37">יִרְבּוּ עַצְּבותָם</text:span><text:span text:style-name="T7">,    </text:span><text:span text:style-name="T37">אַחֵר מָהָרוּ</text:span><text:span text:style-name="T7">:<text:line-break/></text:span><text:span text:style-name="T37">בַּל</text:span><text:span text:style-name="T7">-</text:span><text:span text:style-name="T37">אַסִּיךְ נִסְכֵּיהֶם מִדָּם</text:span><text:span text:style-name="T7">;    </text:span><text:span text:style-name="T37">וּבַל</text:span><text:span text:style-name="T7">-</text:span><text:span text:style-name="T37">אֶשָּׂא אֶת</text:span><text:span text:style-name="T7">-</text:span><text:span text:style-name="T37">שְׁמותָם</text:span><text:span text:style-name="T7">, </text:span><text:span text:style-name="T37">עַל</text:span><text:span text:style-name="T7">-</text:span><text:span text:style-name="T37">שְׂפָתָי</text:span><text:span text:style-name="T7">.<text:line-break/></text:span><text:bookmark text:name="s51"/><text:span text:style-name="T37">ה</text:span><text:span text:style-name="T36">  </text:span><text:span text:style-name="T37">ה</text:span><text:span text:style-name="T7">', </text:span><text:span text:style-name="T37">מְנָת</text:span><text:span text:style-name="T7">-</text:span><text:span text:style-name="T37">חֶלְקִי וְכוסִי</text:span><text:span text:style-name="T7">--    </text:span><text:span text:style-name="T37">אַתָּה</text:span><text:span text:style-name="T7">, </text:span><text:span text:style-name="T37">תּומִיךְ גּורָלִי</text:span><text:span text:style-name="T7">.<text:line-break/></text:span><text:bookmark text:name="s61"/><text:span text:style-name="T37">ו</text:span><text:span text:style-name="T36">  </text:span><text:span text:style-name="T37">חֲבָלִים נָפְלוּ</text:span><text:span text:style-name="T7">-</text:span><text:span text:style-name="T37">לִי</text:span><text:span text:style-name="T7">, </text:span><text:span text:style-name="T37">בַּנְּעִמִים</text:span><text:span text:style-name="T7">;    </text:span><text:span text:style-name="T37">אַף</text:span><text:span text:style-name="T7">-</text:span><text:span text:style-name="T37">נַחֲלָת</text:span><text:span text:style-name="T7">, </text:span><text:span text:style-name="T37">שָׁפְרָה עָלָי</text:span><text:span text:style-name="T7">.<text:line-break/></text:span><text:bookmark text:name="s71"/><text:span text:style-name="T37">ז</text:span><text:span text:style-name="T36">  </text:span><text:span text:style-name="T37">אֲבָרֵךְ</text:span><text:span text:style-name="T7">--</text:span><text:span text:style-name="T37">אֶת</text:span><text:span text:style-name="T7">-</text:span><text:span text:style-name="T37">ה</text:span><text:span text:style-name="T7">', </text:span><text:span text:style-name="T37">אֲשֶׁר יְעָצָנִי</text:span><text:span text:style-name="T7">;    </text:span><text:span text:style-name="T37">אַף</text:span><text:span text:style-name="T7">-</text:span><text:span text:style-name="T37">לֵילות</text:span><text:span text:style-name="T7">, </text:span><text:span text:style-name="T37">יִסְּרוּנִי כִלְיותָי</text:span><text:span text:style-name="T7">.<text:line-break/></text:span><text:bookmark text:name="s81"/><text:span text:style-name="T37">ח</text:span><text:span text:style-name="T36">  </text:span><text:span text:style-name="T37">שִׁוִּיתִי ה</text:span><text:span text:style-name="T7">' </text:span><text:span text:style-name="T37">לְנֶגְדִּי תָמִיד</text:span><text:span text:style-name="T7">:    </text:span><text:span text:style-name="T37">כִּי מִימִינִי</text:span><text:span text:style-name="T7">, </text:span><text:span text:style-name="T37">בַּל</text:span><text:span text:style-name="T7">-</text:span><text:span text:style-name="T37">אֶמּוט</text:span><text:span text:style-name="T7">.<text:line-break/></text:span><text:bookmark text:name="s91"/><text:span text:style-name="T37">ט</text:span><text:span text:style-name="T36">  </text:span><text:span text:style-name="T37">לָכֵן</text:span><text:span text:style-name="T7">, </text:span><text:span text:style-name="T37">שָׂמַח לִבִּי</text:span><text:span text:style-name="T7">--</text:span><text:span text:style-name="T37">וַיָּגֶל כְּבודִי</text:span><text:span text:style-name="T7">;    </text:span><text:span text:style-name="T37">אַף</text:span><text:span text:style-name="T7">-</text:span><text:span text:style-name="T37">בְּשָׂרִי</text:span><text:span text:style-name="T7">, </text:span><text:span text:style-name="T37">יִשְׁכֹּן </text:span><text:soft-page-break/><text:span text:style-name="T37">לָבֶטַח</text:span><text:span text:style-name="T7">.<text:line-break/></text:span><text:bookmark text:name="s101"/><text:span text:style-name="T37">י</text:span><text:span text:style-name="T36">  </text:span><text:span text:style-name="T37">כִּי</text:span><text:span text:style-name="T7">, </text:span><text:span text:style-name="T37">לֹא</text:span><text:span text:style-name="T7">-</text:span><text:span text:style-name="T37">תַעֲזֹב נַפְשִׁי לִשְׁאול</text:span><text:span text:style-name="T7">;    </text:span><text:span text:style-name="T37">לֹא</text:span><text:span text:style-name="T7">-</text:span><text:span text:style-name="T37">תִתֵּן חֲסִידְךָ</text:span><text:span text:style-name="T7">, </text:span><text:span text:style-name="T37">לִרְאות שָׁחַת</text:span><text:span text:style-name="T7">.<text:line-break/></text:span><text:bookmark text:name="s111"/><text:span text:style-name="T37">יא</text:span><text:span text:style-name="T36">  </text:span><text:span text:style-name="T37">תּודִיעֵנִי</text:span><text:span text:style-name="T7">,    </text:span><text:span text:style-name="T37">אֹרַח חַיִּים</text:span><text:span text:style-name="T7">:<text:line-break/></text:span><text:span text:style-name="T37">שֹׂבַע שְׂמָחות</text:span><text:span text:style-name="T7">, </text:span><text:span text:style-name="T37">אֶת</text:span><text:span text:style-name="T7">-</text:span><text:span text:style-name="T37">פָּנֶיךָ</text:span><text:span text:style-name="T7">;    </text:span><text:span text:style-name="T37">נְעִמות בִּימִינְךָ נֶצַח</text:span><text:span text:style-name="T7">. </text:span></text:p>
      <text:h text:style-name="P16" text:outline-level="1">תהילים פרק יז</text:h>
      <text:p text:style-name="P13"><text:bookmark text:name="s113"/><text:span text:style-name="Q"><text:span text:style-name="T37">א</text:span></text:span><text:span text:style-name="T36">  </text:span><text:span text:style-name="T37">תְּפִלָּה</text:span><text:span text:style-name="T7">, </text:span><text:span text:style-name="T37">לְדָוִד</text:span><text:span text:style-name="T7">:<text:line-break/></text:span><text:span text:style-name="T37">שִׁמְעָה ה</text:span><text:span text:style-name="T7">', </text:span><text:span text:style-name="T37">צֶדֶק</text:span><text:span text:style-name="T7">--    </text:span><text:span text:style-name="T37">הַקְשִׁיבָה רִנָּתִי</text:span><text:span text:style-name="T7">, </text:span><text:span text:style-name="T37">הַאֲזִינָה תְפִלָּתִי</text:span><text:span text:style-name="T7">;<text:line-break/></text:span><text:span text:style-name="T37">בְּלֹא</text:span><text:span text:style-name="T7">,    </text:span><text:span text:style-name="T37">שִׂפְתֵי מִרְמָה</text:span><text:span text:style-name="T7">.<text:line-break/></text:span><text:bookmark text:name="s24"/><text:span text:style-name="T37">ב</text:span><text:span text:style-name="T36">  </text:span><text:span text:style-name="T37">מִלְּפָנֶיךָ</text:span><text:span text:style-name="T7">, </text:span><text:span text:style-name="T37">מִשְׁפָּטִי יֵצֵא</text:span><text:span text:style-name="T7">;    </text:span><text:span text:style-name="T37">עֵינֶיךָ</text:span><text:span text:style-name="T7">, </text:span><text:span text:style-name="T37">תֶּחֱזֶינָה מֵישָׁרִים</text:span><text:span text:style-name="T7">.<text:line-break/></text:span><text:bookmark text:name="s32"/><text:span text:style-name="T37">ג</text:span><text:span text:style-name="T36">  </text:span><text:span text:style-name="T37">בָּחַנְתָּ לִבִּי</text:span><text:span text:style-name="T7">, </text:span><text:span text:style-name="T37">פָּקַדְתָּ לַּיְלָה</text:span><text:span text:style-name="T7">--    </text:span><text:span text:style-name="T37">צְרַפְתַּנִי בַל</text:span><text:span text:style-name="T7">-</text:span><text:span text:style-name="T37">תִּמְצָא</text:span><text:span text:style-name="T7">;<text:line-break/></text:span><text:span text:style-name="T37">זַמֹּתִי</text:span><text:span text:style-name="T7">,    </text:span><text:span text:style-name="T37">בַּל</text:span><text:span text:style-name="T7">-</text:span><text:span text:style-name="T37">יַעֲבָר</text:span><text:span text:style-name="T7">-</text:span><text:span text:style-name="T37">פִּי</text:span><text:span text:style-name="T7">.<text:line-break/></text:span><text:bookmark text:name="s42"/><text:span text:style-name="T37">ד</text:span><text:span text:style-name="T36">  </text:span><text:span text:style-name="T37">לִפְעֻלּות אָדָם</text:span><text:span text:style-name="T7">, </text:span><text:span text:style-name="T37">בִּדְבַר שְׂפָתֶיךָ</text:span><text:span text:style-name="T7">--    </text:span><text:span text:style-name="T37">אֲנִי שָׁמַרְתִּי</text:span><text:span text:style-name="T7">, </text:span><text:span text:style-name="T37">אָרְחות פָּרִיץ</text:span><text:span text:style-name="T7">.<text:line-break/></text:span><text:bookmark text:name="s52"/><text:span text:style-name="T37">ה</text:span><text:span text:style-name="T36">  </text:span><text:span text:style-name="T37">תָּמֹךְ אֲשֻׁרַי</text:span><text:span text:style-name="T7">, </text:span><text:span text:style-name="T37">בְּמַעְגְּלותֶיךָ</text:span><text:span text:style-name="T7">;    </text:span><text:span text:style-name="T37">בַּל</text:span><text:span text:style-name="T7">-</text:span><text:span text:style-name="T37">נָמוטּוּ פְעָמָי</text:span><text:span text:style-name="T7">.<text:line-break/></text:span><text:bookmark text:name="s62"/><text:span text:style-name="T37">ו</text:span><text:span text:style-name="T36">  </text:span><text:span text:style-name="T37">אֲנִי</text:span><text:span text:style-name="T7">-</text:span><text:span text:style-name="T37">קְרָאתִיךָ כִי</text:span><text:span text:style-name="T7">-</text:span><text:span text:style-name="T37">תַעֲנֵנִי אֵל</text:span><text:span text:style-name="T7">;    </text:span><text:span text:style-name="T37">הַט</text:span><text:span text:style-name="T7">-</text:span><text:span text:style-name="T37">אָזְנְךָ לִי</text:span><text:span text:style-name="T7">, </text:span><text:span text:style-name="T37">שְׁמַע אִמְרָתִי</text:span><text:span text:style-name="T7">.<text:line-break/></text:span><text:bookmark text:name="s72"/><text:span text:style-name="T37">ז</text:span><text:span text:style-name="T36">  </text:span><text:span text:style-name="T37">הַפְלֵה חֲסָדֶיךָ</text:span><text:span text:style-name="T7">, </text:span><text:span text:style-name="T37">מושִׁיעַ חוסִים</text:span><text:span text:style-name="T7">--    </text:span><text:span text:style-name="T37">מִמִּתְקומְמִים</text:span><text:span text:style-name="T7">, </text:span><text:span text:style-name="T37">בִּימִינֶךָ</text:span><text:span text:style-name="T7">.<text:line-break/></text:span><text:bookmark text:name="s82"/><text:span text:style-name="T37">ח</text:span><text:span text:style-name="T36">  </text:span><text:span text:style-name="T37">שָׁמְרֵנִי</text:span><text:span text:style-name="T7">, </text:span><text:span text:style-name="T37">כְּאִישׁון בַּת</text:span><text:span text:style-name="T7">-</text:span><text:span text:style-name="T37">עָיִן</text:span><text:span text:style-name="T7">;    </text:span><text:span text:style-name="T37">בְּצֵל כְּנָפֶיךָ</text:span><text:span text:style-name="T7">, </text:span><text:span text:style-name="T37">תַּסְתִּירֵנִי</text:span><text:span text:style-name="T7">.<text:line-break/></text:span><text:bookmark text:name="s92"/><text:span text:style-name="T37">ט</text:span><text:span text:style-name="T36">  </text:span><text:span text:style-name="T37">מִפְּנֵי רְשָׁעִים</text:span><text:span text:style-name="T7">, </text:span><text:span text:style-name="T37">זוּ שַׁדּוּנִי</text:span><text:span text:style-name="T7">;    </text:span><text:span text:style-name="T37">אֹיְבַי בְּנֶפֶשׁ</text:span><text:span text:style-name="T7">, </text:span><text:span text:style-name="T37">יַקִּיפוּ עָלָי</text:span><text:span text:style-name="T7">.<text:line-break/></text:span><text:bookmark text:name="s102"/><text:span text:style-name="T37">י</text:span><text:span text:style-name="T36">  </text:span><text:span text:style-name="T37">חֶלְבָּמו סָּגְרוּ</text:span><text:span text:style-name="T7">;    </text:span><text:span text:style-name="T37">פִּימו</text:span><text:span text:style-name="T7">, </text:span><text:span text:style-name="T37">דִּבְּרוּ בְגֵאוּת</text:span><text:span text:style-name="T7">.<text:line-break/></text:span><text:bookmark text:name="s112"/><text:span text:style-name="T37">יא</text:span><text:span text:style-name="T36">  </text:span><text:span text:style-name="T37">אַשֻּׁרֵינוּ</text:span><text:span text:style-name="T7">, </text:span><text:span text:style-name="T37">עַתָּה סבבוני </text:span><text:span text:style-name="T7">(</text:span><text:span text:style-name="T37">סְבָבוּנוּ</text:span><text:span text:style-name="T7">);    </text:span><text:span text:style-name="T37">עֵינֵיהֶם יָשִׁיתוּ</text:span><text:span text:style-name="T7">, </text:span><text:span text:style-name="T37">לִנְטות בָּאָרֶץ</text:span><text:span text:style-name="T7">.<text:line-break/></text:span><text:bookmark text:name="s121"/><text:span text:style-name="T37">יב</text:span><text:span text:style-name="T36">  </text:span><text:span text:style-name="T37">דִּמְיֹנו</text:span><text:span text:style-name="T7">--</text:span><text:span text:style-name="T37">כְּאַרְיֵה</text:span><text:span text:style-name="T7">, </text:span><text:span text:style-name="T37">יִכְסוף לִטְרֹף</text:span><text:span text:style-name="T7">;    </text:span><text:span text:style-name="T37">וְכִכְפִיר</text:span><text:span text:style-name="T7">, </text:span><text:span text:style-name="T37">יֹשֵׁב בְּמִסְתָּרִים</text:span><text:span text:style-name="T7">.<text:line-break/></text:span><text:bookmark text:name="s131"/><text:span text:style-name="T37">יג</text:span><text:span text:style-name="T36">  </text:span><text:span text:style-name="T37">קוּמָה ה</text:span><text:span text:style-name="T7">'--    </text:span><text:span text:style-name="T37">קַדְּמָה פָנָיו</text:span><text:span text:style-name="T7">, </text:span><text:span text:style-name="T37">הַכְרִיעֵהוּ</text:span><text:span text:style-name="T7">;<text:line-break/></text:span><text:span text:style-name="T37">פַּלְּטָה נַפְשִׁי</text:span><text:span text:style-name="T7">,    </text:span><text:span text:style-name="T37">מֵרָשָׁע חַרְבֶּךָ</text:span><text:span text:style-name="T7">.<text:line-break/></text:span><text:bookmark text:name="s141"/><text:span text:style-name="T37">יד</text:span><text:span text:style-name="T36">  </text:span><text:span text:style-name="T37">מִמְתִים יָדְךָ ה</text:span><text:span text:style-name="T7">',    </text:span><text:span text:style-name="T37">מִמְתִים מֵחֶלֶד</text:span><text:span text:style-name="T7">--<text:line-break/></text:span><text:span text:style-name="T37">חֶלְקָם בַּחַיִּים</text:span><text:span text:style-name="T7">,    </text:span><text:span text:style-name="T37">וצפינך </text:span><text:span text:style-name="T7">(</text:span><text:span text:style-name="T37">וּצְפוּנְךָ</text:span><text:span text:style-name="T7">) </text:span><text:span text:style-name="T37">תְּמַלֵּא בִטְנָם</text:span><text:span text:style-name="T7">: </text:span><text:span text:style-name="T37">יִשְׂבְּעוּ בָנִים</text:span><text:span text:style-name="T7">--    </text:span><text:span text:style-name="T37">וְהִנִּיחוּ יִתְרָם</text:span><text:span text:style-name="T7">, </text:span><text:span text:style-name="T37">לְעולְלֵיהֶם</text:span><text:span text:style-name="T7">.<text:line-break/></text:span><text:bookmark text:name="s151"/><text:span text:style-name="T37">טו</text:span><text:span text:style-name="T36">  </text:span><text:span text:style-name="T37">אֲנִי</text:span><text:span text:style-name="T7">--</text:span><text:span text:style-name="T37">בְּצֶדֶק</text:span><text:span text:style-name="T7">, </text:span><text:span text:style-name="T37">אֶחֱזֶה פָנֶיךָ</text:span><text:span text:style-name="T7">;    </text:span><text:span text:style-name="T37">אֶשְׂבְּעָה בְהָקִיץ</text:span><text:span text:style-name="T7">, </text:span><text:span text:style-name="T37">תְּמוּנָתֶךָ</text:span><text:span text:style-name="T7">.</text:span></text:p>
      <text:h text:style-name="P21" text:outline-level="1"><text:span text:style-name="Q"><text:span text:style-name="T37">תהילים פרק עב</text:span></text:span></text:h>
      <text:p text:style-name="P14"><text:bookmark text:name="s115"/><text:span text:style-name="Q"><text:span text:style-name="T37">א</text:span></text:span><text:span text:style-name="T36">  </text:span><text:span text:style-name="T37">לִשְׁלֹמֹה</text:span><text:span text:style-name="T7">:    </text:span><text:span text:style-name="T37">אֱלֹהִים</text:span><text:span text:style-name="T7">--</text:span><text:span text:style-name="T37">מִשְׁפָּטֶיךָ</text:span><text:span text:style-name="T7">, </text:span><text:span text:style-name="T37">לְמֶלֶךְ תֵּן</text:span><text:span text:style-name="T7">; </text:span><text:span text:style-name="T37">וְצִדְקָתְךָ לְבֶן</text:span><text:span text:style-name="T7">-</text:span><text:span text:style-name="T37">מֶלֶךְ</text:span><text:span text:style-name="T7">.<text:line-break/></text:span><text:bookmark text:name="s25"/><text:span text:style-name="T37">ב</text:span><text:span text:style-name="T36">  </text:span><text:span text:style-name="T37">יָדִין עַמְּךָ בְצֶדֶק</text:span><text:span text:style-name="T7">;    </text:span><text:span text:style-name="T37">וַעֲנִיֶּיךָ בְמִשְׁפָּט</text:span><text:span text:style-name="T7">.<text:line-break/></text:span><text:bookmark text:name="s33"/><text:span text:style-name="T37">ג</text:span><text:span text:style-name="T36">  </text:span><text:span text:style-name="T37">יִשְׂאוּ הָרִים שָׁלום לָעָם</text:span><text:span text:style-name="T7">;    </text:span><text:span text:style-name="T37">וּגְבָעות</text:span><text:span text:style-name="T7">, </text:span><text:span text:style-name="T37">בִּצְדָקָה</text:span><text:span text:style-name="T7">.<text:line-break/></text:span><text:bookmark text:name="s43"/><text:span text:style-name="T37">ד</text:span><text:span text:style-name="T36">  </text:span><text:span text:style-name="T37">יִשְׁפֹּט</text:span><text:span text:style-name="T7">, </text:span><text:span text:style-name="T37">עֲנִיֵּי</text:span><text:span text:style-name="T7">-</text:span><text:span text:style-name="T37">עָם</text:span><text:span text:style-name="T7">--</text:span><text:span text:style-name="T37">יושִׁיעַ</text:span><text:span text:style-name="T7">, </text:span><text:span text:style-name="T37">לִבְנֵי אֶבְיון</text:span><text:span text:style-name="T7">;    </text:span><text:span text:style-name="T37">וִידַכֵּא עושֵׁק</text:span><text:span text:style-name="T7">.<text:line-break/></text:span><text:bookmark text:name="s53"/><text:span text:style-name="T37">ה</text:span><text:span text:style-name="T36">  </text:span><text:span text:style-name="T37">יִירָאוּךָ עִם</text:span><text:span text:style-name="T7">-</text:span><text:span text:style-name="T37">שָׁמֶשׁ</text:span><text:span text:style-name="T7">;    </text:span><text:span text:style-name="T37">וְלִפְנֵי יָרֵחַ</text:span><text:span text:style-name="T7">, </text:span><text:span text:style-name="T37">דּור דּורִים</text:span><text:span text:style-name="T7">.<text:line-break/></text:span><text:bookmark text:name="s63"/><text:span text:style-name="T37">ו</text:span><text:span text:style-name="T36">  </text:span><text:span text:style-name="T37">יֵרֵד</text:span><text:span text:style-name="T7">, </text:span><text:span text:style-name="T37">כְּמָטָר עַל</text:span><text:span text:style-name="T7">-</text:span><text:span text:style-name="T37">גֵּז</text:span><text:span text:style-name="T7">;    </text:span><text:span text:style-name="T37">כִּרְבִיבִים</text:span><text:span text:style-name="T7">, </text:span><text:span text:style-name="T37">זַרְזִיף אָרֶץ</text:span><text:span text:style-name="T7">.<text:line-break/></text:span><text:bookmark text:name="s73"/><text:span text:style-name="T37">ז</text:span><text:span text:style-name="T36">  </text:span><text:span text:style-name="T37">יִפְרַח</text:span><text:span text:style-name="T7">-</text:span><text:span text:style-name="T37">בְּיָמָיו צַדִּיק</text:span><text:span text:style-name="T7">;    </text:span><text:span text:style-name="T37">וְרֹב שָׁלום</text:span><text:span text:style-name="T7">, </text:span><text:span text:style-name="T37">עַד</text:span><text:span text:style-name="T7">-</text:span><text:span text:style-name="T37">בְּלִי יָרֵחַ</text:span><text:span text:style-name="T7">.<text:line-break/></text:span><text:bookmark text:name="s83"/><text:span text:style-name="T37">ח</text:span><text:span text:style-name="T36">  </text:span><text:span text:style-name="T37">וְיֵרְדְּ</text:span><text:span text:style-name="T7">, </text:span><text:span text:style-name="T37">מִיָּם עַד</text:span><text:span text:style-name="T7">-</text:span><text:span text:style-name="T37">יָם</text:span><text:span text:style-name="T7">;    </text:span><text:span text:style-name="T37">וּמִנָּהָר</text:span><text:span text:style-name="T7">, </text:span><text:span text:style-name="T37">עַד</text:span><text:span text:style-name="T7">-</text:span><text:span text:style-name="T37">אַפְסֵי</text:span><text:span text:style-name="T7">-</text:span><text:span text:style-name="T37">אָרֶץ</text:span><text:span text:style-name="T7">.<text:line-break/></text:span><text:bookmark text:name="s93"/><text:span text:style-name="T37">ט</text:span><text:span text:style-name="T36">  </text:span><text:span text:style-name="T37">לְפָנָיו</text:span><text:span text:style-name="T7">, </text:span><text:span text:style-name="T37">יִכְרְעוּ צִיִּים</text:span><text:span text:style-name="T7">;    </text:span><text:span text:style-name="T37">וְאֹיְבָיו</text:span><text:span text:style-name="T7">, </text:span><text:span text:style-name="T37">עָפָר יְלַחֵכוּ</text:span><text:span text:style-name="T7">.<text:line-break/></text:span><text:bookmark text:name="s103"/><text:span text:style-name="T37">י</text:span><text:span text:style-name="T36">  </text:span><text:span text:style-name="T37">מַלְכֵי תַרְשִׁישׁ וְאִיִּים</text:span><text:span text:style-name="T7">,    </text:span><text:span text:style-name="T37">מִנְחָה יָשִׁיבוּ</text:span><text:span text:style-name="T7">;<text:line-break/></text:span><text:span text:style-name="T37">מַלְכֵי שְׁבָא וּסְבָא</text:span><text:span text:style-name="T7">,    </text:span><text:span text:style-name="T37">אֶשְׁכָּר יַקְרִיבוּ</text:span><text:span text:style-name="T7">.<text:line-break/></text:span><text:bookmark text:name="s114"/><text:span text:style-name="T37">יא</text:span><text:span text:style-name="T36">  </text:span><text:span text:style-name="T37">וְיִשְׁתַּחֲווּ</text:span><text:span text:style-name="T7">-</text:span><text:span text:style-name="T37">לו כָל</text:span><text:span text:style-name="T7">-</text:span><text:span text:style-name="T37">מְלָכִים</text:span><text:span text:style-name="T7">;    </text:span><text:span text:style-name="T37">כָּל</text:span><text:span text:style-name="T7">-</text:span><text:span text:style-name="T37">גּויִם יַעַבְדוּהוּ</text:span><text:span text:style-name="T7">.<text:line-break/></text:span><text:bookmark text:name="s122"/><text:span text:style-name="T37">יב</text:span><text:span text:style-name="T36">  </text:span><text:span text:style-name="T37">כִּי</text:span><text:span text:style-name="T7">-</text:span><text:span text:style-name="T37">יַצִּיל</text:span><text:span text:style-name="T7">, </text:span><text:span text:style-name="T37">אֶבְיון מְשַׁוֵּעַ</text:span><text:span text:style-name="T7">;    </text:span><text:span text:style-name="T37">וְעָנִי</text:span><text:span text:style-name="T7">, </text:span><text:span text:style-name="T37">וְאֵין</text:span><text:span text:style-name="T7">-</text:span><text:span text:style-name="T37">עֹזֵר לו</text:span><text:span text:style-name="T7">.<text:line-break/></text:span><text:bookmark text:name="s132"/><text:span text:style-name="T37">יג</text:span><text:span text:style-name="T36">  </text:span><text:span text:style-name="T37">יָחֹס</text:span><text:span text:style-name="T7">, </text:span><text:span text:style-name="T37">עַל</text:span><text:span text:style-name="T7">-</text:span><text:span text:style-name="T37">דַּל וְאֶבְיון</text:span><text:span text:style-name="T7">;    </text:span><text:span text:style-name="T37">וְנַפְשׁות אֶבְיונִים יושִׁיעַ</text:span><text:span text:style-name="T7">.<text:line-break/></text:span><text:bookmark text:name="s142"/><text:span text:style-name="T37">יד</text:span><text:span text:style-name="T36">  </text:span><text:span text:style-name="T37">מִתּוךְ וּמֵחָמָס</text:span><text:span text:style-name="T7">, </text:span><text:span text:style-name="T37">יִגְאַל נַפְשָׁם</text:span><text:span text:style-name="T7">;    </text:span><text:span text:style-name="T37">וְיֵיקַר דָּמָם בְּעֵינָיו</text:span><text:span text:style-name="T7">.<text:line-break/></text:span><text:bookmark text:name="s152"/><text:span text:style-name="T37">טו</text:span><text:span text:style-name="T36">  </text:span><text:span text:style-name="T37">וִיחִי</text:span><text:span text:style-name="T7">--    </text:span><text:span text:style-name="T37">וְיִתֶּן</text:span><text:span text:style-name="T7">-</text:span><text:span text:style-name="T37">לו</text:span><text:span text:style-name="T7">, </text:span><text:span text:style-name="T37">מִזְּהַב שְׁבָא</text:span><text:span text:style-name="T7">:<text:line-break/></text:span><text:span text:style-name="T37">וְיִתְפַּלֵּל בַּעֲדו תָמִיד</text:span><text:span text:style-name="T7">;    </text:span><text:span text:style-name="T37">כָּל</text:span><text:span text:style-name="T7">-</text:span><text:span text:style-name="T37">הַיּום</text:span><text:span text:style-name="T7">, </text:span><text:span text:style-name="T37">יְבָרְכֶנְהוּ</text:span><text:span text:style-name="T7">.<text:line-break/></text:span><text:bookmark text:name="s161"/><text:span text:style-name="T37">טז</text:span><text:span text:style-name="T36">  </text:span><text:span text:style-name="T37">יְהִי פִסַּת</text:span><text:span text:style-name="T7">-</text:span><text:span text:style-name="T37">בַּר</text:span><text:span text:style-name="T7">, </text:span><text:span text:style-name="T37">בָּאָרֶץ</text:span><text:span text:style-name="T7">--    </text:span><text:span text:style-name="T37">בְּרֹאשׁ הָרִים</text:span><text:span text:style-name="T7">:<text:line-break/></text:span><text:span text:style-name="T37">יִרְעַשׁ כַּלְּבָנון פִּרְיו</text:span><text:span text:style-name="T7">;    </text:span><text:span text:style-name="T37">וְיָצִיצוּ מֵעִיר</text:span><text:span text:style-name="T7">, </text:span><text:span text:style-name="T37">כְּעֵשֶׂב הָאָרֶץ</text:span><text:span text:style-name="T7">.<text:line-break/></text:span><text:bookmark text:name="s171"/><text:span text:style-name="T37">יז</text:span><text:span text:style-name="T36">  </text:span><text:span text:style-name="T37">יְהִי שְׁמו</text:span><text:span text:style-name="T7">, </text:span><text:span text:style-name="T37">לְעולָם</text:span><text:span text:style-name="T7">--    </text:span><text:span text:style-name="T37">לִפְנֵי</text:span><text:span text:style-name="T7">-</text:span><text:span text:style-name="T37">שֶׁמֶשׁ</text:span><text:span text:style-name="T7">, </text:span><text:span text:style-name="T37">ינין </text:span><text:span text:style-name="T7">(</text:span><text:span text:style-name="T37">יִנּון</text:span><text:span text:style-name="T7">) </text:span><text:span text:style-name="T37">שְׁמו</text:span><text:span text:style-name="T7">:<text:line-break/></text:span><text:span text:style-name="T37">וְיִתְבָּרְכוּ בו</text:span><text:span text:style-name="T7">;    </text:span><text:span text:style-name="T37">כָּל</text:span><text:span text:style-name="T7">-</text:span><text:span text:style-name="T37">גּויִם יְאַשְּׁרוּהוּ</text:span><text:span text:style-name="T7">.<text:line-break/></text:span><text:bookmark text:name="s181"/><text:span text:style-name="T37">יח</text:span><text:span text:style-name="T36">  </text:span><text:span text:style-name="T37">בָּרוּךְ</text:span><text:span text:style-name="T7">, </text:span><text:span text:style-name="T37">ה</text:span><text:span text:style-name="T7">' </text:span><text:span text:style-name="T37">אֱלֹהִים</text:span><text:span text:style-name="T7">--</text:span><text:span text:style-name="T37">אֱלֹהֵי יִשְׂרָאֵל</text:span><text:span text:style-name="T7">:    </text:span><text:span text:style-name="T37">עֹשֵׂה נִפְלָאות לְבַדּו</text:span><text:span text:style-name="T7">.<text:line-break/></text:span><text:bookmark text:name="s191"/><text:span text:style-name="T37">יט</text:span><text:span text:style-name="T36">  </text:span><text:span text:style-name="T37">וּבָרוּךְ</text:span><text:span text:style-name="T7">, </text:span><text:span text:style-name="T37">שֵׁם כְּבודו</text:span><text:span text:style-name="T7">--    </text:span><text:span text:style-name="T37">לְעולָם</text:span><text:span text:style-name="T7">:<text:line-break/></text:span><text:span text:style-name="T37">וְיִמָּלֵא כְבודו</text:span><text:span text:style-name="T7">, </text:span><text:span text:style-name="T37">אֶת</text:span><text:span text:style-name="T7">-</text:span><text:span text:style-name="T37">כֹּל הָאָרֶץ</text:span><text:span text:style-name="T7">--    </text:span><text:span text:style-name="T37">אָמֵן וְאָמֵן</text:span><text:span text:style-name="T7">.<text:line-break/></text:span><text:bookmark text:name="s201"/><text:span text:style-name="T37">כ</text:span><text:span text:style-name="T36">  </text:span><text:span text:style-name="T37">כָּלּוּ תְפִלּות</text:span><text:span text:style-name="T7">--    </text:span><text:span text:style-name="T37">דָּוִד</text:span><text:span text:style-name="T7">, </text:span><text:span text:style-name="T37">בֶּן</text:span><text:span text:style-name="T7">-</text:span><text:span text:style-name="T37">יִשָׁי</text:span><text:span text:style-name="T7">. </text:span></text:p>
      <text:h text:style-name="P18" text:outline-level="1">תהילים פרק צא</text:h>
      <text:p text:style-name="P4"><text:bookmark text:name="s117"/><text:span text:style-name="Q"><text:span text:style-name="T37">א</text:span></text:span><text:span text:style-name="T36">  </text:span><text:span text:style-name="T37">יֹשֵׁב</text:span><text:span text:style-name="T7">, </text:span><text:span text:style-name="T37">בְּסֵתֶר עֶלְיון</text:span><text:span text:style-name="T7">;    </text:span><text:span text:style-name="T37">בְּצֵל שַׁדַּי</text:span><text:span text:style-name="T7">, </text:span><text:span text:style-name="T37">יִתְלונָן</text:span><text:span text:style-name="T7">.<text:line-break/></text:span><text:bookmark text:name="s26"/><text:span text:style-name="T37">ב</text:span><text:span text:style-name="T36">  </text:span><text:span text:style-name="T37">אֹמַר</text:span><text:span text:style-name="T7">--</text:span><text:span text:style-name="T37">לַה</text:span><text:span text:style-name="T7">', </text:span><text:span text:style-name="T37">מַחְסִי וּמְצוּדָתִי</text:span><text:span text:style-name="T7">;    </text:span><text:span text:style-name="T37">אֱלֹהַי</text:span><text:span text:style-name="T7">, </text:span><text:span text:style-name="T37">אֶבְטַח</text:span><text:span text:style-name="T7">-</text:span><text:span text:style-name="T37">בּו</text:span><text:span text:style-name="T7">.<text:line-break/></text:span><text:bookmark text:name="s34"/><text:span text:style-name="T37">ג</text:span><text:span text:style-name="T36">  </text:span><text:span text:style-name="T37">כִּי הוּא יַצִּילְךָ</text:span><text:span text:style-name="T7">, </text:span><text:span text:style-name="T37">מִפַּח יָקוּשׁ</text:span><text:span text:style-name="T7">;    </text:span><text:span text:style-name="T37">מִדֶּבֶר הַוּות</text:span><text:span text:style-name="T7">.<text:line-break/></text:span><text:bookmark text:name="s44"/><text:span text:style-name="T37">ד</text:span><text:span text:style-name="T36">  </text:span><text:span text:style-name="T37">בְּאֶבְרָתו</text:span><text:span text:style-name="T7">, </text:span><text:span text:style-name="T37">יָסֶךְ לָךְ</text:span><text:span text:style-name="T7">--</text:span><text:span text:style-name="T37">וְתַחַת</text:span><text:span text:style-name="T7">-</text:span><text:span text:style-name="T37">כְּנָפָיו תֶּחְסֶה</text:span><text:span text:style-name="T7">;    </text:span><text:span text:style-name="T37">צִנָּה וְסֹחֵרָה אֲמִתּו</text:span><text:span text:style-name="T7">.<text:line-break/></text:span><text:bookmark text:name="s54"/><text:span text:style-name="T37">ה</text:span><text:span text:style-name="T36">  </text:span><text:span text:style-name="T37">לֹא</text:span><text:span text:style-name="T7">-</text:span><text:span text:style-name="T37">תִירָא</text:span><text:span text:style-name="T7">, </text:span><text:span text:style-name="T37">מִפַּחַד לָיְלָה</text:span><text:span text:style-name="T7">;    </text:span><text:span text:style-name="T37">מֵחֵץ</text:span><text:span text:style-name="T7">, </text:span><text:span text:style-name="T37">יָעוּף יומָם</text:span><text:span text:style-name="T7">.<text:line-break/></text:span><text:bookmark text:name="s64"/><text:span text:style-name="T37">ו</text:span><text:span text:style-name="T36">  </text:span><text:span text:style-name="T37">מִדֶּבֶר</text:span><text:span text:style-name="T7">, </text:span><text:span text:style-name="T37">בָּאֹפֶל יַהֲלֹךְ</text:span><text:span text:style-name="T7">;    </text:span><text:span text:style-name="T37">מִקֶּטֶב</text:span><text:span text:style-name="T7">, </text:span><text:span text:style-name="T37">יָשׁוּד צָהֳרָיִם</text:span><text:span text:style-name="T7">.<text:line-break/></text:span><text:bookmark text:name="s74"/><text:span text:style-name="T37">ז</text:span><text:span text:style-name="T36">  </text:span><text:span text:style-name="T37">יִפֹּל מִצִּדְּךָ</text:span><text:span text:style-name="T7">, </text:span><text:span text:style-name="T37">אֶלֶף</text:span><text:span text:style-name="T7">--</text:span><text:span text:style-name="T37">וּרְבָבָה מִימִינֶךָ</text:span><text:span text:style-name="T7">:    </text:span><text:span text:style-name="T37">אֵלֶיךָ</text:span><text:span text:style-name="T7">, </text:span><text:span text:style-name="T37">לֹא יִגָּשׁ</text:span><text:span text:style-name="T7">.<text:line-break/></text:span><text:bookmark text:name="s84"/><text:span text:style-name="T37">ח</text:span><text:span text:style-name="T36">  </text:span><text:span text:style-name="T37">רַק</text:span><text:span text:style-name="T7">, </text:span><text:span text:style-name="T37">בְּעֵינֶיךָ תַבִּיט</text:span><text:span text:style-name="T7">;    </text:span><text:span text:style-name="T37">וְשִׁלֻּמַת רְשָׁעִים תִּרְאֶה</text:span><text:span text:style-name="T7">.<text:line-break/></text:span><text:bookmark text:name="s94"/><text:span text:style-name="T37">ט</text:span><text:span text:style-name="T36">  </text:span><text:span text:style-name="T37">כִּי</text:span><text:span text:style-name="T7">-</text:span><text:span text:style-name="T37">אַתָּה ה</text:span><text:span text:style-name="T7">' </text:span><text:span text:style-name="T37">מַחְסִי</text:span><text:span text:style-name="T7">;    </text:span><text:span text:style-name="T37">עֶלְיון</text:span><text:span text:style-name="T7">, </text:span><text:span text:style-name="T37">שַׂמְתָּ מְעונֶךָ</text:span><text:span text:style-name="T7">.<text:line-break/></text:span><text:bookmark text:name="s104"/><text:span text:style-name="T37">י</text:span><text:span text:style-name="T36">  </text:span><text:span text:style-name="T37">לֹא</text:span><text:span text:style-name="T7">-</text:span><text:span text:style-name="T37">תְאֻנֶּה אֵלֶיךָ רָעָה</text:span><text:span text:style-name="T7">;    </text:span><text:span text:style-name="T37">וְנֶגַע</text:span><text:span text:style-name="T7">, </text:span><text:span text:style-name="T37">לֹא</text:span><text:span text:style-name="T7">-</text:span><text:span text:style-name="T37">יִקְרַב בְּאָהֳלֶךָ</text:span><text:span text:style-name="T7">.<text:line-break/></text:span><text:bookmark text:name="s116"/><text:span text:style-name="T37">יא</text:span><text:span text:style-name="T36">  </text:span><text:span text:style-name="T37">כִּי מַלְאָכָיו</text:span><text:span text:style-name="T7">, </text:span><text:span text:style-name="T37">יְצַוֶּה</text:span><text:span text:style-name="T7">-</text:span><text:span text:style-name="T37">לָּךְ</text:span><text:span text:style-name="T7">;   </text:span><text:span text:style-name="T37">לִשְׁמָרְךָ</text:span><text:span text:style-name="T7">, </text:span><text:span text:style-name="T37">בְּכָל</text:span><text:span text:style-name="T7">-</text:span><text:span text:style-name="T37">דְּרָכֶיךָ</text:span><text:span text:style-name="T7">.<text:line-break/></text:span><text:bookmark text:name="s123"/><text:span text:style-name="T37">יב</text:span><text:span text:style-name="T36">  </text:span><text:span text:style-name="T37">עַל</text:span><text:span text:style-name="T7">-</text:span><text:span text:style-name="T37">כַּפַּיִם יִשָּׂאוּנְךָ</text:span><text:span text:style-name="T7">:    </text:span><text:span text:style-name="T37">פֶּן</text:span><text:span text:style-name="T7">-</text:span><text:span text:style-name="T37">תִּגֹּף בָּאֶבֶן רַגְלֶךָ</text:span><text:span text:style-name="T7">.<text:line-break/></text:span><text:bookmark text:name="s133"/><text:span text:style-name="T37">יג</text:span><text:span text:style-name="T36">  </text:span><text:span text:style-name="T37">עַל</text:span><text:span text:style-name="T7">-</text:span><text:span text:style-name="T37">שַׁחַל וָפֶתֶן</text:span><text:span text:style-name="T7">, </text:span><text:span text:style-name="T37">תִּדְרֹךְ</text:span><text:span text:style-name="T7">;    </text:span><text:span text:style-name="T37">תִּרְמֹס כְּפִיר וְתַנִּין</text:span><text:span text:style-name="T7">.<text:line-break/></text:span><text:bookmark text:name="s143"/><text:span text:style-name="T37">יד</text:span><text:span text:style-name="T36">  </text:span><text:span text:style-name="T37">כִּי בִי חָשַׁק</text:span><text:span text:style-name="T7">, </text:span><text:span text:style-name="T37">וַאֲפַלְּטֵהוּ</text:span><text:span text:style-name="T7">;  </text:span><text:span text:style-name="T37">אֲשַׂגְּבֵהוּ</text:span><text:span text:style-name="T7">, </text:span><text:span text:style-name="T37">כִּי</text:span><text:span text:style-name="T7">-</text:span><text:span text:style-name="T37">יָדַע שְׁמִי</text:span><text:span text:style-name="T7">.<text:line-break/></text:span><text:bookmark text:name="s153"/><text:span text:style-name="T37">טו</text:span><text:span text:style-name="T36">  </text:span><text:span text:style-name="T37">יִקְרָאֵנִי</text:span><text:span text:style-name="T7">, </text:span><text:span text:style-name="T37">וְאֶעֱנֵהוּ</text:span><text:span text:style-name="T7">--</text:span><text:span text:style-name="T37">עִמּו</text:span><text:span text:style-name="T7">-</text:span><text:span text:style-name="T37">אָנֹכִי בְצָרָה</text:span><text:span text:style-name="T7">;    </text:span><text:span text:style-name="T37">אֲחַלְּצֵהוּ</text:span><text:span text:style-name="T7">, </text:span><text:span text:style-name="T37">וַאֲכַבְּדֵהוּ</text:span><text:span text:style-name="T7">.<text:line-break/></text:span><text:bookmark text:name="s162"/><text:span text:style-name="T37">טז</text:span><text:span text:style-name="T36">  </text:span><text:span text:style-name="T37">אֹרֶךְ יָמִים</text:span><text:span text:style-name="T7">, </text:span><text:span text:style-name="T37">אַשְׂבִּיעֵהוּ</text:span><text:span text:style-name="T7">;    </text:span><text:span text:style-name="T37">וְאַרְאֵהוּ</text:span><text:span text:style-name="T7">, </text:span><text:span text:style-name="T37">בִּישׁוּעָתִי</text:span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03:18:31.14</meta:creation-date>
    <dc:date>2010-05-02T15:06:51</dc:date>
    <meta:editing-duration>PT02H50M24S</meta:editing-duration>
    <meta:editing-cycles>48</meta:editing-cycles>
    <meta:generator>OpenOffice.org/3.2$Unix OpenOffice.org_project/320m12$Build-9483</meta:generator>
    <dc:creator>Erel Segal</dc:creator>
    <meta:document-statistic meta:table-count="0" meta:image-count="0" meta:object-count="0" meta:page-count="2" meta:paragraph-count="24" meta:word-count="1279" meta:character-count="6776"/>
  </office:meta>
</office:document-meta>
</file>